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MathJax Main" svg:font-family="'MathJax Main'"/>
    <style:font-face style:name="MathJax Math" svg:font-family="'MathJax Math'"/>
    <style:font-face style:name="STIXGeneral" svg:font-family="STIXGeneral, 'Arial Unicode MS', 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61cm" table:align="left"/>
    </style:style>
    <style:style style:name="Table1.A" style:family="table-column">
      <style:table-column-properties style:column-width="5.461cm"/>
    </style:style>
    <style:style style:name="Table1.A1" style:family="table-cell">
      <style:table-cell-properties fo:padding="0.049cm" fo:border="0.035cm solid #808080"/>
    </style:style>
    <style:style style:name="Table1.A2" style:family="table-cell">
      <style:table-cell-properties fo:padding="0.049cm" fo:border-left="0.035cm solid #808080" fo:border-right="0.035cm solid #808080" fo:border-top="none" fo:border-bottom="0.035cm solid #808080"/>
    </style:style>
    <style:style style:name="Table2" style:family="table">
      <style:table-properties style:width="16.653cm" style:rel-width="90%" table:align="center"/>
    </style:style>
    <style:style style:name="Table2.A" style:family="table-column">
      <style:table-column-properties style:column-width="7.297cm" style:rel-column-width="25847*"/>
    </style:style>
    <style:style style:name="Table2.B" style:family="table-column">
      <style:table-column-properties style:column-width="2.355cm" style:rel-column-width="8341*"/>
    </style:style>
    <style:style style:name="Table2.C" style:family="table-column">
      <style:table-column-properties style:column-width="6.999cm" style:rel-column-width="24790*"/>
    </style:style>
    <style:style style:name="Table3" style:family="table">
      <style:table-properties style:width="5.45cm" table:align="left"/>
    </style:style>
    <style:style style:name="Table3.A" style:family="table-column">
      <style:table-column-properties style:column-width="5.45cm"/>
    </style:style>
    <style:style style:name="P1" style:family="paragraph" style:parent-style-name="Text_20_body">
      <style:paragraph-properties fo:margin-left="0cm" fo:margin-right="0cm" fo:margin-top="0.318cm" fo:margin-bottom="0.318cm" fo:text-align="center" style:justify-single-word="false" fo:orphans="2" fo:widows="2" fo:text-indent="0cm" style:auto-text-indent="false"/>
      <style:text-properties fo:font-variant="normal" fo:text-transform="none" fo:color="#333399" style:font-name="Verdana" fo:font-size="14pt" fo:letter-spacing="normal" fo:font-style="normal" style:text-underline-style="solid" style:text-underline-width="auto" style:text-underline-color="font-color" fo:font-weight="bold"/>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333333" fo:letter-spacing="normal"/>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333333" fo:letter-spacing="normal"/>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333333" style:font-name="Verdana" fo:font-size="9.75pt" fo:letter-spacing="normal" fo:font-style="normal" fo:font-weight="normal"/>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3333" style:font-name="Verdana" fo:font-size="9.75pt" fo:letter-spacing="normal" fo:font-style="normal" style:text-underline-style="solid" style:text-underline-width="auto" style:text-underline-color="font-color" fo:font-weight="bold"/>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3333" style:font-name="Verdana" fo:font-size="9.75pt" fo:letter-spacing="normal" fo:font-style="normal" fo:font-weight="normal"/>
    </style:style>
    <style:style style:name="P7" style:family="paragraph" style:parent-style-name="Text_20_body">
      <style:paragraph-properties fo:margin-left="0cm" fo:margin-right="0cm" fo:margin-top="0.159cm" fo:margin-bottom="0.159cm" fo:text-align="start" style:justify-single-word="false" fo:orphans="2" fo:widows="2" fo:text-indent="0cm" style:auto-text-indent="false"/>
      <style:text-properties fo:font-variant="normal" fo:text-transform="none" fo:color="#333333" style:font-name="Verdana" fo:font-size="9.75pt" fo:letter-spacing="normal" fo:font-style="normal" style:text-underline-style="solid" style:text-underline-width="auto" style:text-underline-color="font-color" fo:font-weight="bold"/>
    </style:style>
    <style:style style:name="P8" style:family="paragraph" style:parent-style-name="Text_20_body">
      <style:paragraph-properties fo:margin-left="0.37cm" fo:margin-right="0cm" fo:margin-top="0cm" fo:margin-bottom="0.159cm" fo:text-align="start" style:justify-single-word="false" fo:orphans="2" fo:widows="2" fo:text-indent="-0.37cm" style:auto-text-indent="false"/>
      <style:text-properties fo:font-variant="normal" fo:text-transform="none" fo:color="#000080" style:font-name="Verdana" fo:font-size="9.75pt" fo:letter-spacing="normal" fo:font-style="normal" style:text-underline-style="solid" style:text-underline-width="auto" style:text-underline-color="font-color" fo:font-weight="bold"/>
    </style:style>
    <style:style style:name="P9" style:family="paragraph" style:parent-style-name="Text_20_body">
      <style:paragraph-properties fo:margin-left="0.503cm" fo:margin-right="0cm" fo:margin-top="0cm" fo:margin-bottom="0.159cm" fo:text-align="start" style:justify-single-word="false" fo:orphans="2" fo:widows="2" fo:text-indent="0cm" style:auto-text-indent="false"/>
      <style:text-properties fo:font-variant="normal" fo:text-transform="none" fo:color="#333333" style:font-name="Verdana" fo:font-size="9.75pt" fo:letter-spacing="normal" fo:font-style="normal" fo:font-weight="normal"/>
    </style:style>
    <style:style style:name="P10" style:family="paragraph" style:parent-style-name="Text_20_body">
      <style:paragraph-properties fo:margin-left="0.503cm" fo:margin-right="0cm" fo:margin-top="0cm" fo:margin-bottom="0.159cm" fo:text-align="start" style:justify-single-word="false" fo:orphans="2" fo:widows="2" fo:text-indent="0cm" style:auto-text-indent="false"/>
      <style:text-properties fo:font-variant="normal" fo:text-transform="none" fo:color="#333333" style:font-name="Verdana" fo:font-size="9.75pt" fo:letter-spacing="normal" fo:font-style="normal" style:text-underline-style="solid" style:text-underline-width="auto" style:text-underline-color="font-color" fo:font-weight="normal"/>
    </style:style>
    <style:style style:name="P11" style:family="paragraph" style:parent-style-name="Text_20_body">
      <style:paragraph-properties fo:margin-left="0.503cm" fo:margin-right="0cm" fo:margin-top="0cm" fo:margin-bottom="0.159cm" fo:text-align="center" style:justify-single-word="false" fo:orphans="2" fo:widows="2" fo:text-indent="0cm" style:auto-text-indent="false"/>
      <style:text-properties fo:font-variant="normal" fo:text-transform="none" fo:color="#333333" style:font-name="Verdana" fo:font-size="8pt" fo:letter-spacing="normal" fo:font-style="normal" fo:font-weight="normal"/>
    </style:style>
    <style:style style:name="P12" style:family="paragraph" style:parent-style-name="Text_20_body">
      <style:paragraph-properties fo:margin-left="0.503cm" fo:margin-right="0cm" fo:margin-top="0cm" fo:margin-bottom="0.159cm" fo:text-align="center" style:justify-single-word="false" fo:orphans="2" fo:widows="2" fo:text-indent="0cm" style:auto-text-indent="false"/>
      <style:text-properties fo:font-variant="normal" fo:text-transform="none" fo:color="#333333" fo:letter-spacing="normal"/>
    </style:style>
    <style:style style:name="P13" style:family="paragraph" style:parent-style-name="Text_20_body">
      <style:paragraph-properties fo:margin-left="0.503cm" fo:margin-right="0cm" fo:margin-top="0cm" fo:margin-bottom="0.159cm" fo:text-align="center" style:justify-single-word="false" fo:orphans="2" fo:widows="2" fo:text-indent="0cm" style:auto-text-indent="false"/>
      <style:text-properties fo:font-variant="normal" fo:text-transform="none" fo:color="#0000ff" fo:letter-spacing="normal"/>
    </style:style>
    <style:style style:name="P14" style:family="paragraph" style:parent-style-name="Text_20_body">
      <style:paragraph-properties fo:margin-left="0.503cm" fo:margin-right="0cm" fo:margin-top="0cm" fo:margin-bottom="0cm" fo:text-align="start" style:justify-single-word="false" fo:orphans="2" fo:widows="2" fo:text-indent="0cm" style:auto-text-indent="false" fo:padding="0cm" fo:border="none"/>
      <style:text-properties fo:font-variant="normal" fo:text-transform="none" fo:color="#333333" style:font-name="Verdana" fo:font-size="9.75pt" fo:letter-spacing="normal" fo:font-style="normal" fo:font-weight="normal"/>
    </style:style>
    <style:style style:name="P15" style:family="paragraph" style:parent-style-name="Text_20_body">
      <style:paragraph-properties fo:margin-left="0.503cm" fo:margin-right="0cm" fo:margin-top="0cm" fo:margin-bottom="0cm" fo:text-align="start" style:justify-single-word="false" fo:orphans="2" fo:widows="2" fo:text-indent="0cm" style:auto-text-indent="false" fo:padding="0cm" fo:border="none"/>
    </style:style>
    <style:style style:name="P16" style:family="paragraph" style:parent-style-name="Text_20_body">
      <style:paragraph-properties fo:margin-left="0.804cm" fo:margin-right="0cm" fo:margin-top="0cm" fo:margin-bottom="0cm" fo:text-align="start" style:justify-single-word="false" fo:orphans="2" fo:widows="2" fo:text-indent="0cm" style:auto-text-indent="false"/>
      <style:text-properties fo:font-variant="normal" fo:text-transform="none" fo:color="#333333" fo:letter-spacing="normal"/>
    </style:style>
    <style:style style:name="P17" style:family="paragraph" style:parent-style-name="Text_20_body">
      <style:paragraph-properties fo:margin-left="1.251cm" fo:margin-right="0cm" fo:margin-top="0cm" fo:margin-bottom="0.159cm" fo:text-align="start" style:justify-single-word="false" fo:orphans="2" fo:widows="2" fo:text-indent="0cm" style:auto-text-indent="false"/>
      <style:text-properties fo:font-variant="normal" fo:text-transform="none" fo:color="#333333" fo:letter-spacing="normal"/>
    </style:style>
    <style:style style:name="P18" style:family="paragraph" style:parent-style-name="Text_20_body">
      <style:paragraph-properties fo:margin-left="1.251cm" fo:margin-right="0cm" fo:margin-top="0cm" fo:margin-bottom="0cm" fo:text-align="start" style:justify-single-word="false" fo:orphans="2" fo:widows="2" fo:text-indent="0cm" style:auto-text-indent="false" fo:padding="0cm" fo:border="none"/>
      <style:text-properties fo:font-variant="normal" fo:text-transform="none" fo:color="#333333" fo:letter-spacing="normal"/>
    </style:style>
    <style:style style:name="P19" style:family="paragraph" style:parent-style-name="Text_20_body">
      <style:paragraph-properties fo:margin-left="1cm" fo:margin-right="0cm" fo:margin-top="0cm" fo:margin-bottom="0.159cm" fo:text-align="start" style:justify-single-word="false" fo:orphans="2" fo:widows="2" fo:text-indent="0cm" style:auto-text-indent="false"/>
      <style:text-properties fo:font-variant="normal" fo:text-transform="none" fo:color="#333333" fo:letter-spacing="normal"/>
    </style:style>
    <style:style style:name="P20" style:family="paragraph" style:parent-style-name="Text_20_body">
      <style:paragraph-properties fo:margin-left="1cm" fo:margin-right="0cm" fo:margin-top="0cm" fo:margin-bottom="0cm" fo:text-align="start" style:justify-single-word="false" fo:orphans="2" fo:widows="2" fo:text-indent="0cm" style:auto-text-indent="false" fo:padding="0cm" fo:border="none"/>
      <style:text-properties fo:font-variant="normal" fo:text-transform="none" fo:color="#333333" fo:letter-spacing="normal"/>
    </style:style>
    <style:style style:name="P21" style:family="paragraph" style:parent-style-name="Table_20_Contents">
      <style:paragraph-properties fo:margin-left="0cm" fo:margin-right="0cm" fo:margin-top="0cm" fo:margin-bottom="0cm" fo:text-indent="0cm" style:auto-text-indent="false" fo:padding="0cm" fo:border="none"/>
    </style:style>
    <style:style style:name="P22" style:family="paragraph" style:parent-style-name="Table_20_Contents">
      <style:paragraph-properties fo:margin-left="0cm" fo:margin-right="0cm" fo:margin-top="0cm" fo:margin-bottom="0cm" fo:text-align="center" style:justify-single-word="false" fo:text-indent="0cm" style:auto-text-indent="false" fo:padding="0cm" fo:border="none"/>
    </style:style>
    <style:style style:name="P23" style:family="paragraph" style:parent-style-name="Table_20_Contents">
      <style:paragraph-properties fo:margin-left="0cm" fo:margin-right="0cm" fo:margin-top="0cm" fo:margin-bottom="0.159cm" fo:text-align="center" style:justify-single-word="false" fo:text-indent="0cm" style:auto-text-indent="false" fo:padding="0cm" fo:border="none"/>
    </style:style>
    <style:style style:name="T1" style:family="text">
      <style:text-properties style:text-underline-style="solid" style:text-underline-width="auto" style:text-underline-color="font-color"/>
    </style:style>
    <style:style style:name="T2" style:family="text">
      <style:text-properties style:text-line-through-style="none" style:text-underline-style="none" style:text-blinking="false"/>
    </style:style>
    <style:style style:name="T3" style:family="text">
      <style:text-properties style:text-line-through-style="none" style:font-name="MathJax Math" fo:font-size="12pt" fo:font-style="italic" style:text-underline-style="none" style:text-blinking="false"/>
    </style:style>
    <style:style style:name="T4" style:family="text">
      <style:text-properties style:text-line-through-style="none" style:font-name="MathJax Math" fo:font-size="12pt" fo:font-style="italic" style:text-underline-style="none" fo:font-weight="normal" style:text-blinking="false"/>
    </style:style>
    <style:style style:name="T5" style:family="text">
      <style:text-properties style:text-line-through-style="none" style:font-name="MathJax Math" fo:font-size="8.25pt" fo:font-style="italic" style:text-underline-style="none" style:text-blinking="false"/>
    </style:style>
    <style:style style:name="T6" style:family="text">
      <style:text-properties style:text-line-through-style="none" style:font-name="MathJax Math" fo:font-size="8.25pt" fo:font-style="italic" style:text-underline-style="none" fo:font-weight="normal" style:text-blinking="false"/>
    </style:style>
    <style:style style:name="T7" style:family="text">
      <style:text-properties style:text-line-through-style="none" fo:font-size="12pt" style:text-underline-style="none" style:text-blinking="false"/>
    </style:style>
    <style:style style:name="T8" style:family="text">
      <style:text-properties style:text-line-through-style="none" fo:font-size="12pt" style:text-underline-style="none" fo:font-weight="normal" style:text-blinking="false"/>
    </style:style>
    <style:style style:name="T9" style:family="text">
      <style:text-properties style:text-line-through-style="none" style:font-name="Verdana" fo:font-size="9.75pt" fo:font-style="normal" style:text-underline-style="none" fo:font-weight="normal" style:text-blinking="false"/>
    </style:style>
    <style:style style:name="T10" style:family="text">
      <style:text-properties style:text-line-through-style="none" style:font-name="Verdana" fo:font-size="12pt" fo:font-style="normal" style:text-underline-style="none" fo:font-weight="normal" style:text-blinking="false"/>
    </style:style>
    <style:style style:name="T11" style:family="text">
      <style:text-properties style:text-line-through-style="none" style:font-name="MathJax Main" fo:font-size="12pt" style:text-underline-style="none" style:text-blinking="false"/>
    </style:style>
    <style:style style:name="T12" style:family="text">
      <style:text-properties style:text-line-through-style="none" style:font-name="MathJax Main" fo:font-size="12pt" fo:font-style="normal" style:text-underline-style="none" fo:font-weight="normal" style:text-blinking="false"/>
    </style:style>
    <style:style style:name="T13" style:family="text">
      <style:text-properties style:text-line-through-style="none" style:font-name="MathJax Main" fo:font-size="8.25pt" style:text-underline-style="none" style:text-blinking="false"/>
    </style:style>
    <style:style style:name="T14" style:family="text">
      <style:text-properties style:text-line-through-style="none" style:font-name="MathJax Main" fo:font-size="8.25pt" fo:font-style="normal" style:text-underline-style="none" fo:font-weight="normal" style:text-blinking="false"/>
    </style:style>
    <style:style style:name="T15" style:family="text">
      <style:text-properties style:text-line-through-style="none" style:font-name="MathJax Main" fo:font-size="6pt" style:text-underline-style="none" style:text-blinking="false"/>
    </style:style>
    <style:style style:name="T16" style:family="text">
      <style:text-properties style:text-line-through-style="none" style:font-name="STIXGeneral" fo:font-size="9.75pt" fo:font-style="normal" style:text-underline-style="none" fo:font-weight="normal" style:text-blinking="false"/>
    </style:style>
    <style:style style:name="T17" style:family="text">
      <style:text-properties fo:font-variant="normal" fo:text-transform="none" fo:color="#333333" style:font-name="Verdana" fo:font-size="9.75pt" fo:letter-spacing="normal" fo:font-style="normal" style:text-underline-style="solid" style:text-underline-width="auto" style:text-underline-color="font-color" fo:font-weight="normal"/>
    </style:style>
    <style:style style:name="T18" style:family="text">
      <style:text-properties fo:font-variant="normal" fo:text-transform="none" fo:color="#333333" style:font-name="Verdana" fo:font-size="9.75pt" fo:letter-spacing="normal" fo:font-style="normal" fo:font-weight="normal"/>
    </style:style>
    <style:style style:name="T19" style:family="text">
      <style:text-properties fo:font-variant="normal" fo:text-transform="none" fo:color="#333333" style:text-line-through-style="none" style:font-name="MathJax Math" fo:font-size="12pt" fo:letter-spacing="normal" fo:font-style="italic" style:text-underline-style="none" fo:font-weight="normal" style:text-blinking="false"/>
    </style:style>
    <style:style style:name="T20" style:family="text">
      <style:text-properties fo:font-variant="normal" fo:text-transform="none" fo:color="#333333" style:text-line-through-style="none" style:font-name="MathJax Math" fo:font-size="8.25pt" fo:letter-spacing="normal" fo:font-style="italic" style:text-underline-style="none" fo:font-weight="normal" style:text-blinking="false"/>
    </style:style>
    <style:style style:name="T21" style:family="text">
      <style:text-properties fo:font-variant="normal" fo:text-transform="none" fo:color="#333333" style:text-line-through-style="none" style:font-name="MathJax Math" fo:font-size="6pt" fo:letter-spacing="normal" fo:font-style="italic" style:text-underline-style="none" fo:font-weight="normal" style:text-blinking="false"/>
    </style:style>
    <style:style style:name="T22" style:family="text">
      <style:text-properties fo:font-variant="normal" fo:text-transform="none" fo:color="#333333" style:text-line-through-style="none" style:font-name="MathJax Main" fo:font-size="8.25pt" fo:letter-spacing="normal" fo:font-style="normal" style:text-underline-style="none" fo:font-weight="normal" style:text-blinking="false"/>
    </style:style>
    <style:style style:name="T23" style:family="text">
      <style:text-properties fo:font-variant="normal" fo:text-transform="none" fo:color="#333333" style:text-line-through-style="none" style:font-name="MathJax Main" fo:font-size="12pt" fo:letter-spacing="normal" fo:font-style="normal" style:text-underline-style="none" fo:font-weight="normal" style:text-blinking="false"/>
    </style:style>
    <style:style style:name="T24" style:family="text">
      <style:text-properties fo:font-variant="normal" fo:text-transform="none" fo:color="#333333" style:text-line-through-style="none" style:font-name="MathJax Main" fo:font-size="6pt" fo:letter-spacing="normal" fo:font-style="normal" style:text-underline-style="none" fo:font-weight="normal" style:text-blinking="false"/>
    </style:style>
    <style:style style:name="T25" style:family="text">
      <style:text-properties fo:font-variant="normal" fo:text-transform="none" fo:color="#333333" style:text-line-through-style="none" style:font-name="Verdana" fo:font-size="12pt" fo:letter-spacing="normal" fo:font-style="normal" style:text-underline-style="none" fo:font-weight="normal" style:text-blinking="false"/>
    </style:style>
    <style:style style:name="T26" style:family="text">
      <style:text-properties style:font-name="Verdana" fo:font-size="9.75pt" fo:font-style="normal" fo:font-weight="normal"/>
    </style:style>
    <style:style style:name="T27" style:family="text">
      <style:text-properties style:font-name="Verdana" style:font-name-asian="Verdana" style:font-name-complex="Verdana"/>
    </style:style>
    <style:style style:name="T28" style:family="text">
      <style:text-properties style:font-name="Verdana" fo:font-size="10pt"/>
    </style:style>
    <style:style style:name="T29" style:family="text">
      <style:text-properties style:font-name="Verdana" fo:font-size="8pt"/>
    </style:style>
    <style:style style:name="T30" style:family="text">
      <style:text-properties style:font-name="Verdana" fo:font-size="8pt" style:text-underline-style="solid" style:text-underline-width="auto" style:text-underline-color="font-color"/>
    </style:style>
    <style:style style:name="T31" style:family="text">
      <style:text-properties fo:font-weight="bold"/>
    </style:style>
    <style:style style:name="T32" style:family="text">
      <style:text-properties style:text-position="33% 80%"/>
    </style:style>
    <style:style style:name="T33" style:family="text">
      <style:text-properties style:text-position="33% 80%" style:font-name="Verdana" fo:font-size="9.75pt" fo:font-style="normal" fo:font-weight="normal"/>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mps et forces</text:p>
      <text:p text:style-name="P2"> </text:p>
      <text:p text:style-name="P2"> </text:p>
      <text:p text:style-name="P8">I. Notion de champ</text:p>
      <text:p text:style-name="P7">1. Champ scalaire</text:p>
      <text:p text:style-name="P9">Il est possible de mesurer la température d’un fluide en différents points d’une zone géographique. L’ensemble de ces valeurs constitue ce qu’on appelle un <text:span text:style-name="T1">champ de température</text:span>.</text:p>
      <text:p text:style-name="P12"><draw:frame draw:style-name="fr2" draw:name="graphics1" text:anchor-type="as-char" svg:width="12.515cm" svg:height="7.011cm" draw:z-index="0"><draw:image xlink:href="http://www.web-sciences.com/documents/premiere/pedo13/peco13x_fichiers/image006.gif" xlink:type="simple" xlink:show="embed" xlink:actuate="onLoad"/></draw:frame></text:p>
      <text:p text:style-name="P11">Carte des températures en France</text:p>
      <text:p text:style-name="P9"><text:span text:style-name="T1">Définition :</text:span> On appelle <text:span text:style-name="T1">champ scalaire</text:span> la représentation d’un ensemble de valeurs prises par une grandeur en différents points de l’espace. Chaque valeur dépend de la position du point.</text:p>
      <text:p text:style-name="P2"> </text:p>
      <text:p text:style-name="P7">2. Champ vectoriel</text:p>
      <text:p text:style-name="P14">Certaines valeurs sont plus difficiles à caractériser. Ainsi pour parler du vent, il faut connaître la valeur de sa vitesse, mais aussi de sa direction et son sens. L’ensemble de ces <text:span text:style-name="T1">trois informations</text:span> est une <text:span text:style-name="T1">grandeur vectorielle</text:span> (qui sera notée <text:bookmark text:name="MathJax-Element-1-Frame"/><text:bookmark text:name="MathJax-Span-1"/><text:bookmark text:name="MathJax-Span-2"/><text:bookmark text:name="MathJax-Span-3"/><text:bookmark text:name="MathJax-Span-4"/><text:span text:style-name="T3">v</text:span><text:bookmark text:name="MathJax-Span-5"/><text:span text:style-name="T7">⃗ </text:span> dans ce cas).</text:p>
      <text:p text:style-name="P3"><draw:frame draw:style-name="fr2" draw:name="graphics2" text:anchor-type="as-char" svg:width="12.356cm" svg:height="6.006cm" draw:z-index="1"><draw:image xlink:href="http://www.web-sciences.com/documents/premiere/pedo13/peco13x_fichiers/image008.jpg" xlink:type="simple" xlink:show="embed" xlink:actuate="onLoad"/></draw:frame></text:p>
      <text:p text:style-name="P11">Carte des vitesses du vent en France</text:p>
      <text:p text:style-name="P9"><text:span text:style-name="T1">Définition :</text:span> On appelle <text:span text:style-name="T1">champ vectoriel</text:span> la représentation d’un ensemble de vecteurs représentant une grandeur en différents points de l’espace. Chaque vecteur dépend de la position du point.</text:p>
      <text:p text:style-name="P2"> </text:p>
      <text:p text:style-name="P4"><text:span text:style-name="T1">Remarque :</text:span> Un champ est uniforme si la grandeur physique qui le définit a les mêmes caractéristiques en tout point de l’espace.</text:p>
      <text:p text:style-name="P16"><draw:frame draw:style-name="fr2" draw:name="graphics3" text:anchor-type="as-char" svg:width="0.291cm" svg:height="0.291cm" draw:z-index="2"><draw:image xlink:href="http://www.web-sciences.com/documents/premiere/pedo13/peco13x_fichiers/image003.gif" xlink:type="simple" xlink:show="embed" xlink:actuate="onLoad"/><svg:title>*</svg:title></draw:frame>    <text:span text:style-name="T26">Si le champ est scalaire, la grandeur qui le caractérise a la même valeur en tout point de l’espace.</text:span></text:p>
      <text:p text:style-name="P16"><draw:frame draw:style-name="fr2" draw:name="graphics4" text:anchor-type="as-char" svg:width="0.291cm" svg:height="0.291cm" draw:z-index="3"><draw:image xlink:href="http://www.web-sciences.com/documents/premiere/pedo13/peco13x_fichiers/image003.gif" xlink:type="simple" xlink:show="embed" xlink:actuate="onLoad"/><svg:title>*</svg:title></draw:frame>    <text:span text:style-name="T26">Si le champ est vectoriel, le vecteur qui le caractérise est le même en tout point de l’espace (même direction, même sens et même norme).</text:span></text:p>
      <text:p text:style-name="P2"> </text:p>
      <text:p text:style-name="P4"><text:soft-page-break/><text:span text:style-name="T1">Remarque :</text:span> On appelle <text:span text:style-name="T31">lignes de champ</text:span> les courbes tangentes au vecteur champ en chacun de leurs points. Elles sont orientées dans le sens du vecteur champ.</text:p>
      <text:p text:style-name="P3"><draw:frame draw:style-name="fr2" draw:name="graphics5" text:anchor-type="as-char" svg:width="4.948cm" svg:height="2.805cm" draw:z-index="4"><draw:image xlink:href="http://www.web-sciences.com/documents/premiere/pedo13/peco13x_fichiers/image009.gif" xlink:type="simple" xlink:show="embed" xlink:actuate="onLoad"/></draw:frame></text:p>
      <text:p text:style-name="P2"> </text:p>
      <text:p text:style-name="P8">II. Champ magnétique</text:p>
      <text:p text:style-name="P7">1. Détection d’un champ magnétique</text:p>
      <text:p text:style-name="P9">La Terre, les aimants et les circuits parcourus par les courants sont des sources de champ magnétique.</text:p>
      <text:p text:style-name="P9">Une aiguille aimantée placée au voisinage d’un aimant s’oriente différemment selon la position du point.</text:p>
      <text:p text:style-name="P12"><draw:frame draw:style-name="fr2" draw:name="graphics6" text:anchor-type="as-char" svg:width="7.938cm" svg:height="5.953cm" draw:z-index="5"><draw:image xlink:href="http://www.web-sciences.com/documents/premiere/pedo13/peco13x_fichiers/image010.jpg" xlink:type="simple" xlink:show="embed" xlink:actuate="onLoad"/></draw:frame></text:p>
      <text:p text:style-name="P11">Les aiguilles aimantées s’orientent au voisinage de l’aimant selon leur position par rapport à cet aimant</text:p>
      <text:p text:style-name="P9"><draw:frame draw:style-name="fr1" draw:name="Frame1" text:anchor-type="paragraph" svg:width="5.461cm" draw:z-index="6"><draw:text-box fo:min-height="0cm"><table:table table:name="Table1" table:style-name="Table1"><table:table-column table:style-name="Table1.A"/><table:table-row><table:table-cell table:style-name="Table1.A1" office:value-type="string"><text:p text:style-name="P22"><draw:frame draw:style-name="fr2" draw:name="graphics7" text:anchor-type="as-char" svg:width="5.292cm" svg:height="4.498cm" draw:z-index="42"><draw:image xlink:href="http://www.web-sciences.com/documents/premiere/pedo13/peco13x_fichiers/image011.jpg" xlink:type="simple" xlink:show="embed" xlink:actuate="onLoad"/></draw:frame></text:p></table:table-cell></table:table-row><table:table-row><table:table-cell table:style-name="Table1.A2" office:value-type="string"><text:p text:style-name="P21"><text:span text:style-name="T29">Déviation d’un faisceau d’électrons par un champ magnétique. La trajectoire des électrons devient circulaire sous l’effet du champ magnétique (voir </text:span><text:a xlink:type="simple" xlink:href="http://www.web-sciences.com/documents/premiere/pedo13/petp1301.php"><text:span text:style-name="T29">savoir faire</text:span></text:a><text:span text:style-name="T29">)</text:span></text:p></table:table-cell></table:table-row></table:table></draw:text-box></draw:frame>Une aiguille aimantée permet de mettre en évidence le champ magnétique en un point de l’espace.</text:p>
      <text:p text:style-name="P9"><text:span text:style-name="T1">Remarque :</text:span> les pôles de même nom de l’aiguille aimantée et de l’aimant se repoussent</text:p>
      <text:p text:style-name="P2"> </text:p>
      <text:p text:style-name="P5">2. Vecteur champ magnétique <text:bookmark text:name="MathJax-Element-2-Frame"/><text:bookmark text:name="MathJax-Span-6"/><text:bookmark text:name="MathJax-Span-7"/><text:bookmark text:name="MathJax-Span-8"/><text:bookmark text:name="MathJax-Span-9"/><text:span text:style-name="T4">B</text:span><text:bookmark text:name="MathJax-Span-10"/><text:span text:style-name="T8">⃗ </text:span></text:p>
      <text:p text:style-name="P12"><draw:frame draw:style-name="fr2" draw:name="graphics8" text:anchor-type="as-char" svg:width="5.054cm" svg:height="2.09cm" draw:z-index="7"><draw:image xlink:href="http://www.web-sciences.com/documents/premiere/pedo13/peco13x_fichiers/image012.gif" xlink:type="simple" xlink:show="embed" xlink:actuate="onLoad"/></draw:frame></text:p>
      <text:p text:style-name="P9">L’orientation d’une aiguille aimantée dépend du point où elle est placée. <text:span text:style-name="T1">Le champ magnétique est un champ vectoriel</text:span>.</text:p>
      <text:p text:style-name="P9">Si l'on place une aiguille aimantée à proximité d'un aimant, on constate que:</text:p>
      <text:p text:style-name="P17"><draw:frame draw:style-name="fr2" draw:name="graphics9" text:anchor-type="as-char" svg:width="0.291cm" svg:height="0.291cm" draw:z-index="8"><draw:image xlink:href="http://www.web-sciences.com/documents/premiere/pedo13/peco13x_fichiers/image003.gif" xlink:type="simple" xlink:show="embed" xlink:actuate="onLoad"/><svg:title>*</svg:title></draw:frame>    <text:span text:style-name="T26">L'aiguille prend une direction tangente à la ligne de champ et s'oriente du pôle nord vers le pôle sud de l'aimant.</text:span></text:p>
      <text:p text:style-name="P17"><draw:frame draw:style-name="fr2" draw:name="graphics10" text:anchor-type="as-char" svg:width="0.291cm" svg:height="0.291cm" draw:z-index="9"><draw:image xlink:href="http://www.web-sciences.com/documents/premiere/pedo13/peco13x_fichiers/image003.gif" xlink:type="simple" xlink:show="embed" xlink:actuate="onLoad"/><svg:title>*</svg:title></draw:frame>    <text:span text:style-name="T26">L'aiguille est attirée "plus ou moins fort" selon sa position et la nature de l'aimant.</text:span></text:p>
      <table:table table:name="Table2" table:style-name="Table2">
        <table:table-column table:style-name="Table2.A"/>
        <table:table-column table:style-name="Table2.B"/>
        <table:table-column table:style-name="Table2.C"/>
        <table:table-row>
          <table:table-cell office:value-type="string">
            <text:p text:style-name="P23"><draw:frame draw:style-name="fr2" draw:name="graphics11" text:anchor-type="as-char" svg:width="5.821cm" svg:height="4.366cm" draw:z-index="43"><draw:image xlink:href="http://www.web-sciences.com/documents/premiere/pedo13/peco13x_fichiers/image013.jpg" xlink:type="simple" xlink:show="embed" xlink:actuate="onLoad"/></draw:frame></text:p>
          </table:table-cell>
          <table:table-cell office:value-type="string">
            <text:p text:style-name="P23"><draw:frame draw:style-name="fr2" draw:name="graphics12" text:anchor-type="as-char" svg:width="1.879cm" svg:height="4.366cm" draw:z-index="44"><draw:image xlink:href="http://www.web-sciences.com/documents/premiere/pedo13/peco13x_fichiers/image014.gif" xlink:type="simple" xlink:show="embed" xlink:actuate="onLoad"/></draw:frame></text:p>
          </table:table-cell>
          <table:table-cell office:value-type="string">
            <text:p text:style-name="P23"><draw:frame draw:style-name="fr2" draw:name="graphics13" text:anchor-type="as-char" svg:width="5.583cm" svg:height="4.366cm" draw:z-index="45"><draw:image xlink:href="http://www.web-sciences.com/documents/premiere/pedo13/peco13x_fichiers/image015.jpg" xlink:type="simple" xlink:show="embed" xlink:actuate="onLoad"/></draw:frame></text:p>
          </table:table-cell>
        </table:table-row>
      </table:table>
      <text:p text:style-name="P14"><text:soft-page-break/>On représente le champ magnétique en un point A de l’espace par un vecteur champ magnétique <text:bookmark text:name="MathJax-Element-3-Frame"/><text:bookmark text:name="MathJax-Span-11"/><text:bookmark text:name="MathJax-Span-12"/><text:bookmark text:name="MathJax-Span-13"/><text:bookmark text:name="MathJax-Span-14"/><text:span text:style-name="T3">B</text:span><text:bookmark text:name="MathJax-Span-15"/><text:span text:style-name="T7">⃗ </text:span> tel que :</text:p>
      <text:p text:style-name="P19"><draw:frame draw:style-name="fr2" draw:name="graphics14" text:anchor-type="as-char" svg:width="0.291cm" svg:height="0.291cm" draw:z-index="10"><draw:image xlink:href="http://www.web-sciences.com/documents/premiere/pedo13/peco13x_fichiers/image003.gif" xlink:type="simple" xlink:show="embed" xlink:actuate="onLoad"/><svg:title>*</svg:title></draw:frame>    <text:span text:style-name="T26">Son origine est le point A.</text:span></text:p>
      <text:p text:style-name="P19"><draw:frame draw:style-name="fr2" draw:name="graphics15" text:anchor-type="as-char" svg:width="0.291cm" svg:height="0.291cm" draw:z-index="11"><draw:image xlink:href="http://www.web-sciences.com/documents/premiere/pedo13/peco13x_fichiers/image003.gif" xlink:type="simple" xlink:show="embed" xlink:actuate="onLoad"/><svg:title>*</svg:title></draw:frame>    <text:span text:style-name="T26">Sa direction est celle qu’aurait une aiguille aimantée placée en ce point.</text:span></text:p>
      <text:p text:style-name="P19"><draw:frame draw:style-name="fr2" draw:name="graphics16" text:anchor-type="as-char" svg:width="0.291cm" svg:height="0.291cm" draw:z-index="12"><draw:image xlink:href="http://www.web-sciences.com/documents/premiere/pedo13/peco13x_fichiers/image003.gif" xlink:type="simple" xlink:show="embed" xlink:actuate="onLoad"/><svg:title>*</svg:title></draw:frame>    <text:span text:style-name="T26">Son sens est orienté du pôle sud vers le pôle nord de l’aiguille aimantée.</text:span></text:p>
      <text:p text:style-name="P19"><draw:frame draw:style-name="fr2" draw:name="graphics17" text:anchor-type="as-char" svg:width="0.291cm" svg:height="0.291cm" draw:z-index="13"><draw:image xlink:href="http://www.web-sciences.com/documents/premiere/pedo13/peco13x_fichiers/image003.gif" xlink:type="simple" xlink:show="embed" xlink:actuate="onLoad"/><svg:title>*</svg:title></draw:frame>    <text:span text:style-name="T26">Sa valeur se mesure à l’aide d‘un teslamètre (s’exprime en tesla (T)).</text:span></text:p>
      <text:p text:style-name="P3"><draw:frame draw:style-name="fr2" draw:name="graphics18" text:anchor-type="as-char" svg:width="7.276cm" svg:height="2.699cm" draw:z-index="14"><draw:image xlink:href="http://www.web-sciences.com/documents/premiere/pedo13/peco13x_fichiers/image016.gif" xlink:type="simple" xlink:show="embed" xlink:actuate="onLoad"/></draw:frame></text:p>
      <text:p text:style-name="P9"><text:span text:style-name="T1">Remarque :</text:span> Spectre d’un aimant :</text:p>
      <text:p text:style-name="P12"><draw:frame draw:style-name="fr2" draw:name="graphics19" text:anchor-type="as-char" svg:width="5.821cm" svg:height="5.794cm" draw:z-index="15"><draw:image xlink:href="http://www.web-sciences.com/documents/premiere/pedo13/peco13x_fichiers/image017.jpg" xlink:type="simple" xlink:show="embed" xlink:actuate="onLoad"/></draw:frame></text:p>
      <text:p text:style-name="P9">Des grains de limaille de fer déposés au voisinage d’un aimant se comportent comme des petites aiguilles aimantées et s’orientent selon la direction du champ magnétique.</text:p>
      <text:p text:style-name="P2"><draw:frame draw:style-name="fr3" draw:name="graphics20" text:anchor-type="paragraph" svg:width="6.006cm" svg:height="5.054cm" draw:z-index="16"><draw:image xlink:href="http://www.web-sciences.com/documents/premiere/pedo13/peco13x_fichiers/image018.gif" xlink:type="simple" xlink:show="embed" xlink:actuate="onLoad"/></draw:frame>   </text:p>
      <text:p text:style-name="P7">3. Champ magnétique terrestre</text:p>
      <text:p text:style-name="P9">Le champ magnétique terrestre peut-être considéré comme le champ créé par un aimant droit placé au centre de la Terre (en réalité, la magnétosphère est déformée par le vent solaire).</text:p>
      <text:p text:style-name="P14">Le champ magnétique terrestre <text:bookmark text:name="MathJax-Element-4-Frame"/><text:bookmark text:name="MathJax-Span-16"/><text:bookmark text:name="MathJax-Span-17"/><text:bookmark text:name="MathJax-Span-18"/><text:bookmark text:name="MathJax-Span-19"/><text:bookmark text:name="MathJax-Span-20"/><text:bookmark text:name="MathJax-Span-21"/><text:bookmark text:name="MathJax-Span-22"/><text:span text:style-name="T3">B</text:span><text:bookmark text:name="MathJax-Span-23"/><text:span text:style-name="T7">⃗ </text:span><text:bookmark text:name="MathJax-Span-24"/><text:bookmark text:name="MathJax-Span-25"/><text:span text:style-name="T5">T</text:span><text:bookmark text:name="MathJax-Span-26"/><text:span text:style-name="T5">e</text:span><text:bookmark text:name="MathJax-Span-27"/><text:span text:style-name="T5">r</text:span><text:bookmark text:name="MathJax-Span-28"/><text:span text:style-name="T5">r</text:span><text:bookmark text:name="MathJax-Span-29"/><text:span text:style-name="T5">e</text:span> est caractérisé par:</text:p>
      <text:p text:style-name="P19"><draw:frame draw:style-name="fr2" draw:name="graphics21" text:anchor-type="as-char" svg:width="0.291cm" svg:height="0.291cm" draw:z-index="17"><draw:image xlink:href="http://www.web-sciences.com/documents/premiere/pedo13/peco13x_fichiers/image003.gif" xlink:type="simple" xlink:show="embed" xlink:actuate="onLoad"/><svg:title>*</svg:title></draw:frame>    <text:span text:style-name="T26">Sa direction : inclinée dans le plan méridien magnétique.</text:span></text:p>
      <text:p text:style-name="P20"><draw:frame draw:style-name="fr2" draw:name="graphics22" text:anchor-type="as-char" svg:width="0.291cm" svg:height="0.291cm" draw:z-index="18"><draw:image xlink:href="http://www.web-sciences.com/documents/premiere/pedo13/peco13x_fichiers/image003.gif" xlink:type="simple" xlink:show="embed" xlink:actuate="onLoad"/><svg:title>*</svg:title></draw:frame>    <text:span text:style-name="T26">Son sens : dans l’hémisphère nord, </text:span><text:bookmark text:name="MathJax-Element-5-Frame"/><text:bookmark text:name="MathJax-Span-30"/><text:bookmark text:name="MathJax-Span-31"/><text:bookmark text:name="MathJax-Span-32"/><text:bookmark text:name="MathJax-Span-33"/><text:bookmark text:name="MathJax-Span-34"/><text:bookmark text:name="MathJax-Span-35"/><text:bookmark text:name="MathJax-Span-36"/><text:span text:style-name="T4">B</text:span><text:bookmark text:name="MathJax-Span-37"/><text:span text:style-name="T10">⃗ </text:span><text:bookmark text:name="MathJax-Span-38"/><text:bookmark text:name="MathJax-Span-39"/><text:span text:style-name="T6">T</text:span><text:bookmark text:name="MathJax-Span-40"/><text:span text:style-name="T6">e</text:span><text:bookmark text:name="MathJax-Span-41"/><text:span text:style-name="T6">r</text:span><text:bookmark text:name="MathJax-Span-42"/><text:span text:style-name="T6">r</text:span><text:bookmark text:name="MathJax-Span-43"/><text:span text:style-name="T6">e</text:span><text:span text:style-name="T26"> pointe vers la Terre.</text:span></text:p>
      <text:p text:style-name="P19"><draw:frame draw:style-name="fr2" draw:name="graphics23" text:anchor-type="as-char" svg:width="0.291cm" svg:height="0.291cm" draw:z-index="19"><draw:image xlink:href="http://www.web-sciences.com/documents/premiere/pedo13/peco13x_fichiers/image003.gif" xlink:type="simple" xlink:show="embed" xlink:actuate="onLoad"/><svg:title>*</svg:title></draw:frame>    <text:span text:style-name="T26">Sa valeur : qui dépend du lieu entre (20µT et 70µT).</text:span></text:p>
      <text:p text:style-name="P12"><draw:frame draw:style-name="fr2" draw:name="graphics24" text:anchor-type="as-char" svg:width="6.588cm" svg:height="5.239cm" draw:z-index="20"><draw:image xlink:href="http://www.web-sciences.com/documents/premiere/pedo13/peco13x_fichiers/image019.gif" xlink:type="simple" xlink:show="embed" xlink:actuate="onLoad"/></draw:frame></text:p>
      <text:p text:style-name="P2"> </text:p>
      <text:p text:style-name="P8"><draw:frame draw:style-name="fr1" draw:name="Frame2" text:anchor-type="paragraph" svg:width="5.45cm" draw:z-index="21"><draw:text-box fo:min-height="0cm"><table:table table:name="Table3" table:style-name="Table3"><table:table-column table:style-name="Table3.A"/><table:table-row><table:table-cell office:value-type="string"><text:p text:style-name="P21"><draw:frame draw:style-name="fr2" draw:name="graphics25" text:anchor-type="as-char" svg:width="5.292cm" svg:height="4.022cm" draw:z-index="46"><draw:image xlink:href="http://www.web-sciences.com/documents/premiere/pedo13/peco13x_fichiers/image020.jpg" xlink:type="simple" xlink:show="embed" xlink:actuate="onLoad"/></draw:frame></text:p></table:table-cell></table:table-row><table:table-row><table:table-cell office:value-type="string"><text:p text:style-name="P21"><text:span text:style-name="T30">Exemple :</text:span><text:span text:style-name="T28"> </text:span><text:span text:style-name="T29">Un champ électrostatique agit sur des particules chargées qu'elles soient immobiles ou en mouvement. Il permet de les accélérer et de dévier leur trajectoire (voir </text:span><text:a xlink:type="simple" xlink:href="http://www.web-sciences.com/documents/premiere/pedo13/petp1302.php"><text:span text:style-name="T29">savoir faire</text:span></text:a><text:span text:style-name="T29"> ).</text:span></text:p></table:table-cell></table:table-row></table:table></draw:text-box></draw:frame>III. Champ électrostatique</text:p>
      <text:p text:style-name="P7">1. Définition</text:p>
      <text:p text:style-name="P12"><text:soft-page-break/><draw:frame draw:style-name="fr2" draw:name="graphics26" text:anchor-type="as-char" svg:width="8.784cm" svg:height="3.731cm" draw:z-index="22"><draw:image xlink:href="http://www.web-sciences.com/documents/premiere/pedo13/peco13x_fichiers/image021.gif" xlink:type="simple" xlink:show="embed" xlink:actuate="onLoad"/></draw:frame></text:p>
      <text:p text:style-name="P9">La boule électrisée d’un pendule permet de détecter le champ électrique créé par une règle frottée.</text:p>
      <text:p text:style-name="P10">Notion de champ électrique :</text:p>
      <text:p text:style-name="P13"><draw:frame draw:style-name="fr2" draw:name="graphics27" text:anchor-type="as-char" svg:width="8.308cm" svg:height="1.455cm" draw:z-index="23"><draw:image xlink:href="http://www.web-sciences.com/documents/premiere/pedo13/peco13x_fichiers/image022.gif" xlink:type="simple" xlink:show="embed" xlink:actuate="onLoad"/></draw:frame></text:p>
      <text:p text:style-name="P14">La charge q placée en A crée en son voisinage un champ électrostatique <text:bookmark text:name="MathJax-Element-6-Frame"/><text:bookmark text:name="MathJax-Span-44"/><text:bookmark text:name="MathJax-Span-45"/><text:bookmark text:name="MathJax-Span-46"/><text:bookmark text:name="MathJax-Span-47"/><text:span text:style-name="T3">E</text:span><text:bookmark text:name="MathJax-Span-48"/><text:span text:style-name="T7">⃗ </text:span>. La charge q’, placée en B, est dans le champ électrostatique <text:bookmark text:name="MathJax-Element-7-Frame"/><text:bookmark text:name="MathJax-Span-49"/><text:bookmark text:name="MathJax-Span-50"/><text:bookmark text:name="MathJax-Span-51"/><text:bookmark text:name="MathJax-Span-52"/><text:span text:style-name="T3">E</text:span><text:bookmark text:name="MathJax-Span-53"/><text:span text:style-name="T7">⃗ </text:span> créé par la charge q. Cette charge q’ est soumise à une force <text:bookmark text:name="MathJax-Element-8-Frame"/><text:bookmark text:name="MathJax-Span-54"/><text:bookmark text:name="MathJax-Span-55"/><text:bookmark text:name="MathJax-Span-56"/><text:bookmark text:name="MathJax-Span-57"/><text:bookmark text:name="MathJax-Span-58"/><text:span text:style-name="T3">F</text:span><text:bookmark text:name="MathJax-Span-59"/><text:span text:style-name="T7">⃗ </text:span><text:bookmark text:name="MathJax-Span-60"/><text:span text:style-name="T11">=</text:span><text:bookmark text:name="MathJax-Span-61"/><text:span text:style-name="T3">q</text:span><text:bookmark text:name="MathJax-Span-62"/><text:span text:style-name="T11">'</text:span><text:bookmark text:name="MathJax-Span-63"/><text:span text:style-name="T11">×</text:span><text:bookmark text:name="MathJax-Span-64"/><text:bookmark text:name="MathJax-Span-65"/><text:span text:style-name="T3">E</text:span><text:bookmark text:name="MathJax-Span-66"/><text:span text:style-name="T7">⃗ </text:span>.</text:p>
      <text:p text:style-name="P14"><text:span text:style-name="T1">Remarque (pour prendre du recul):</text:span> D’après la loi d’interaction électrostatique, <text:bookmark text:name="MathJax-Element-9-Frame"/><text:bookmark text:name="MathJax-Span-67"/><text:bookmark text:name="MathJax-Span-68"/><text:bookmark text:name="MathJax-Span-69"/><text:bookmark text:name="MathJax-Span-70"/><text:span text:style-name="T3">F</text:span><text:bookmark text:name="MathJax-Span-71"/><text:span text:style-name="T11">=</text:span><text:bookmark text:name="MathJax-Span-72"/><text:span text:style-name="T3">k</text:span><text:bookmark text:name="MathJax-Span-73"/><text:span text:style-name="T11">×</text:span><text:bookmark text:name="MathJax-Span-74"/><text:bookmark text:name="MathJax-Span-75"/><text:bookmark text:name="MathJax-Span-76"/><text:span text:style-name="T5">q</text:span><text:bookmark text:name="MathJax-Span-77"/><text:span text:style-name="T13">×</text:span><text:bookmark text:name="MathJax-Span-78"/><text:span text:style-name="T5">q</text:span><text:bookmark text:name="MathJax-Span-79"/><text:span text:style-name="T13">'</text:span><text:bookmark text:name="MathJax-Span-80"/><text:bookmark text:name="MathJax-Span-81"/><text:bookmark text:name="MathJax-Span-82"/><text:span text:style-name="T5">d</text:span><text:bookmark text:name="MathJax-Span-83"/><text:span text:style-name="T15">2</text:span>. La valeur du champ électrostatique E n’est rien d’autre que <text:bookmark text:name="MathJax-Element-10-Frame"/><text:bookmark text:name="MathJax-Span-84"/><text:bookmark text:name="MathJax-Span-85"/><text:bookmark text:name="MathJax-Span-86"/><text:bookmark text:name="MathJax-Span-87"/><text:span text:style-name="T3">E</text:span><text:bookmark text:name="MathJax-Span-88"/><text:span text:style-name="T11">=</text:span><text:bookmark text:name="MathJax-Span-89"/><text:span text:style-name="T3">k</text:span><text:bookmark text:name="MathJax-Span-90"/><text:span text:style-name="T11">×</text:span><text:bookmark text:name="MathJax-Span-91"/><text:bookmark text:name="MathJax-Span-92"/><text:span text:style-name="T5">q</text:span><text:bookmark text:name="MathJax-Span-93"/><text:bookmark text:name="MathJax-Span-94"/><text:bookmark text:name="MathJax-Span-95"/><text:span text:style-name="T5">d</text:span><text:bookmark text:name="MathJax-Span-96"/><text:span text:style-name="T15">2</text:span>.</text:p>
      <text:p text:style-name="P9">Le champ électrostatique est donc un champ vectoriel.</text:p>
      <text:p text:style-name="P14">On représente le champ électrostatique en un point A de l’espace par un vecteur champ électrostatique <text:bookmark text:name="MathJax-Element-11-Frame"/><text:bookmark text:name="MathJax-Span-97"/><text:bookmark text:name="MathJax-Span-98"/><text:bookmark text:name="MathJax-Span-99"/><text:bookmark text:name="MathJax-Span-100"/><text:span text:style-name="T3">E</text:span><text:bookmark text:name="MathJax-Span-101"/><text:span text:style-name="T7">⃗ </text:span> tel que :</text:p>
      <text:p text:style-name="P19"><draw:frame draw:style-name="fr2" draw:name="graphics28" text:anchor-type="as-char" svg:width="0.291cm" svg:height="0.291cm" draw:z-index="24"><draw:image xlink:href="http://www.web-sciences.com/documents/premiere/pedo13/peco13x_fichiers/image003.gif" xlink:type="simple" xlink:show="embed" xlink:actuate="onLoad"/><svg:title>*</svg:title></draw:frame>    <text:span text:style-name="T26">Son origine est le point A.</text:span></text:p>
      <text:p text:style-name="P20"><draw:frame draw:style-name="fr2" draw:name="graphics29" text:anchor-type="as-char" svg:width="0.291cm" svg:height="0.291cm" draw:z-index="25"><draw:image xlink:href="http://www.web-sciences.com/documents/premiere/pedo13/peco13x_fichiers/image003.gif" xlink:type="simple" xlink:show="embed" xlink:actuate="onLoad"/><svg:title>*</svg:title></draw:frame>    <text:span text:style-name="T26">Sa direction est la même que celle de la force </text:span><text:bookmark text:name="MathJax-Element-12-Frame"/><text:bookmark text:name="MathJax-Span-102"/><text:bookmark text:name="MathJax-Span-103"/><text:bookmark text:name="MathJax-Span-104"/><text:bookmark text:name="MathJax-Span-105"/><text:span text:style-name="T4">F</text:span><text:bookmark text:name="MathJax-Span-106"/><text:span text:style-name="T10">⃗ </text:span><text:span text:style-name="T26">.</text:span></text:p>
      <text:p text:style-name="P20"><draw:frame draw:style-name="fr2" draw:name="graphics30" text:anchor-type="as-char" svg:width="0.291cm" svg:height="0.291cm" draw:z-index="26"><draw:image xlink:href="http://www.web-sciences.com/documents/premiere/pedo13/peco13x_fichiers/image003.gif" xlink:type="simple" xlink:show="embed" xlink:actuate="onLoad"/><svg:title>*</svg:title></draw:frame>    <text:span text:style-name="T26">Les sens de </text:span><text:bookmark text:name="MathJax-Element-13-Frame"/><text:bookmark text:name="MathJax-Span-107"/><text:bookmark text:name="MathJax-Span-108"/><text:bookmark text:name="MathJax-Span-109"/><text:bookmark text:name="MathJax-Span-110"/><text:span text:style-name="T4">E</text:span><text:bookmark text:name="MathJax-Span-111"/><text:span text:style-name="T10">⃗ </text:span><text:span text:style-name="T26"> et </text:span><text:bookmark text:name="MathJax-Element-14-Frame"/><text:bookmark text:name="MathJax-Span-112"/><text:bookmark text:name="MathJax-Span-113"/><text:bookmark text:name="MathJax-Span-114"/><text:bookmark text:name="MathJax-Span-115"/><text:span text:style-name="T4">F</text:span><text:bookmark text:name="MathJax-Span-116"/><text:span text:style-name="T10">⃗ </text:span><text:span text:style-name="T26"> sont les mêmes si </text:span><text:bookmark text:name="MathJax-Element-15-Frame"/><text:bookmark text:name="MathJax-Span-117"/><text:bookmark text:name="MathJax-Span-118"/><text:bookmark text:name="MathJax-Span-119"/><text:bookmark text:name="MathJax-Span-120"/><text:span text:style-name="T4">q</text:span><text:bookmark text:name="MathJax-Span-121"/><text:span text:style-name="T12">&gt;</text:span><text:bookmark text:name="MathJax-Span-122"/><text:span text:style-name="T12">0</text:span><text:span text:style-name="T26"> et opposés si </text:span><text:bookmark text:name="MathJax-Element-16-Frame"/><text:bookmark text:name="MathJax-Span-123"/><text:bookmark text:name="MathJax-Span-124"/><text:bookmark text:name="MathJax-Span-125"/><text:bookmark text:name="MathJax-Span-126"/><text:span text:style-name="T4">q</text:span><text:bookmark text:name="MathJax-Span-127"/><text:span text:style-name="T12">&lt;</text:span><text:bookmark text:name="MathJax-Span-128"/><text:span text:style-name="T12">0</text:span><text:span text:style-name="T26">.</text:span></text:p>
      <text:p text:style-name="P20"><draw:frame draw:style-name="fr2" draw:name="graphics31" text:anchor-type="as-char" svg:width="0.291cm" svg:height="0.291cm" draw:z-index="27"><draw:image xlink:href="http://www.web-sciences.com/documents/premiere/pedo13/peco13x_fichiers/image003.gif" xlink:type="simple" xlink:show="embed" xlink:actuate="onLoad"/><svg:title>*</svg:title></draw:frame>    <text:span text:style-name="T26">La valeur de </text:span><text:bookmark text:name="MathJax-Element-17-Frame"/><text:bookmark text:name="MathJax-Span-129"/><text:bookmark text:name="MathJax-Span-130"/><text:bookmark text:name="MathJax-Span-131"/><text:bookmark text:name="MathJax-Span-132"/><text:span text:style-name="T4">E</text:span><text:bookmark text:name="MathJax-Span-133"/><text:span text:style-name="T10">⃗ </text:span><text:span text:style-name="T26"> est donnée par </text:span><text:bookmark text:name="MathJax-Element-18-Frame"/><text:bookmark text:name="MathJax-Span-134"/><text:bookmark text:name="MathJax-Span-135"/><text:bookmark text:name="MathJax-Span-136"/><text:bookmark text:name="MathJax-Span-137"/><text:span text:style-name="T4">E</text:span><text:bookmark text:name="MathJax-Span-138"/><text:span text:style-name="T12">=</text:span><text:bookmark text:name="MathJax-Span-139"/><text:bookmark text:name="MathJax-Span-140"/><text:span text:style-name="T6">F</text:span><text:bookmark text:name="MathJax-Span-141"/><text:bookmark text:name="MathJax-Span-142"/><text:bookmark text:name="MathJax-Span-143"/><text:span text:style-name="T10">∣∣</text:span><text:bookmark text:name="MathJax-Span-144"/><text:span text:style-name="T6">q</text:span><text:bookmark text:name="MathJax-Span-145"/><text:span text:style-name="T10">∣∣</text:span><text:span text:style-name="T26"> avec </text:span><text:bookmark text:name="MathJax-Element-19-Frame"/><text:bookmark text:name="MathJax-Span-146"/><text:bookmark text:name="MathJax-Span-147"/><text:bookmark text:name="MathJax-Span-148"/><text:bookmark text:name="MathJax-Span-149"/><text:bookmark text:name="MathJax-Span-150"/><text:span text:style-name="T9">⎧⎩⎨⎪⎪</text:span><text:bookmark text:name="MathJax-Span-151"/><text:bookmark text:name="MathJax-Span-152"/><text:bookmark text:name="MathJax-Span-153"/><text:bookmark text:name="MathJax-Span-154"/><text:span text:style-name="T12">F en newton </text:span><text:bookmark text:name="MathJax-Span-155"/><text:bookmark text:name="MathJax-Span-156"/><text:span text:style-name="T12">(</text:span><text:bookmark text:name="MathJax-Span-157"/><text:span text:style-name="T12">N</text:span><text:bookmark text:name="MathJax-Span-158"/><text:span text:style-name="T12">)</text:span><text:bookmark text:name="MathJax-Span-159"/><text:bookmark text:name="MathJax-Span-160"/><text:bookmark text:name="MathJax-Span-161"/><text:span text:style-name="T12">q en coulomb </text:span><text:bookmark text:name="MathJax-Span-162"/><text:bookmark text:name="MathJax-Span-163"/><text:span text:style-name="T12">(</text:span><text:bookmark text:name="MathJax-Span-164"/><text:span text:style-name="T12">C</text:span><text:bookmark text:name="MathJax-Span-165"/><text:span text:style-name="T12">)</text:span><text:bookmark text:name="MathJax-Span-166"/><text:bookmark text:name="MathJax-Span-167"/><text:bookmark text:name="MathJax-Span-168"/><text:span text:style-name="T12">E en N</text:span><text:bookmark text:name="MathJax-Span-169"/><text:bookmark text:name="MathJax-Span-170"/><text:span text:style-name="T12">.C</text:span><text:bookmark text:name="MathJax-Span-171"/><text:bookmark text:name="MathJax-Span-172"/><text:span text:style-name="T14">-1</text:span></text:p>
      <text:p text:style-name="P6">Le vecteur champ électrostatique <text:bookmark text:name="MathJax-Element-20-Frame"/><text:bookmark text:name="MathJax-Span-173"/><text:bookmark text:name="MathJax-Span-174"/><text:bookmark text:name="MathJax-Span-175"/><text:bookmark text:name="MathJax-Span-176"/><text:span text:style-name="T3">E</text:span><text:bookmark text:name="MathJax-Span-177"/><text:span text:style-name="T7">⃗ </text:span> en un point est tangent à la ligne de champ qui passe par ce point (la ligne de champ est orientée dans le sens du champ électrostatique).</text:p>
      <text:p text:style-name="P2"> </text:p>
      <text:p text:style-name="P7">2. Cas du condensateur plan</text:p>
      <text:p text:style-name="P12"><draw:frame draw:style-name="fr2" draw:name="graphics32" text:anchor-type="as-char" svg:width="8.361cm" svg:height="3.519cm" draw:z-index="28"><draw:image xlink:href="http://www.web-sciences.com/documents/premiere/pedo13/peco13x_fichiers/image023.gif" xlink:type="simple" xlink:show="embed" xlink:actuate="onLoad"/></draw:frame></text:p>
      <text:p text:style-name="P14">Le champ électrostatique <text:bookmark text:name="MathJax-Element-21-Frame"/><text:bookmark text:name="MathJax-Span-178"/><text:bookmark text:name="MathJax-Span-179"/><text:bookmark text:name="MathJax-Span-180"/><text:bookmark text:name="MathJax-Span-181"/><text:span text:style-name="T3">E</text:span><text:bookmark text:name="MathJax-Span-182"/><text:span text:style-name="T7">⃗ </text:span> à l'intérieur d'un condensateur plan est uniforme:</text:p>
      <text:p text:style-name="P17"><draw:frame draw:style-name="fr2" draw:name="graphics33" text:anchor-type="as-char" svg:width="0.291cm" svg:height="0.291cm" draw:z-index="29"><draw:image xlink:href="http://www.web-sciences.com/documents/premiere/pedo13/peco13x_fichiers/image003.gif" xlink:type="simple" xlink:show="embed" xlink:actuate="onLoad"/><svg:title>*</svg:title></draw:frame>    <text:span text:style-name="T26">Sa direction est orthogonale aux plaques.</text:span></text:p>
      <text:p text:style-name="P17"><draw:frame draw:style-name="fr2" draw:name="graphics34" text:anchor-type="as-char" svg:width="0.291cm" svg:height="0.291cm" draw:z-index="30"><draw:image xlink:href="http://www.web-sciences.com/documents/premiere/pedo13/peco13x_fichiers/image003.gif" xlink:type="simple" xlink:show="embed" xlink:actuate="onLoad"/><svg:title>*</svg:title></draw:frame>    <text:span text:style-name="T26">Son sens est orienté de la plaque chargée positivement vers la plaque chargée négativement.</text:span></text:p>
      <text:p text:style-name="P18"><draw:frame draw:style-name="fr2" draw:name="graphics35" text:anchor-type="as-char" svg:width="0.291cm" svg:height="0.291cm" draw:z-index="31"><draw:image xlink:href="http://www.web-sciences.com/documents/premiere/pedo13/peco13x_fichiers/image003.gif" xlink:type="simple" xlink:show="embed" xlink:actuate="onLoad"/><svg:title>*</svg:title></draw:frame>    <text:span text:style-name="T26">Il a pour valeur </text:span><text:bookmark text:name="MathJax-Element-22-Frame"/><text:bookmark text:name="MathJax-Span-183"/><text:bookmark text:name="MathJax-Span-184"/><text:bookmark text:name="MathJax-Span-185"/><text:bookmark text:name="MathJax-Span-186"/><text:span text:style-name="T4">E</text:span><text:bookmark text:name="MathJax-Span-187"/><text:span text:style-name="T12">=</text:span><text:bookmark text:name="MathJax-Span-188"/><text:bookmark text:name="MathJax-Span-189"/><text:span text:style-name="T6">U</text:span><text:bookmark text:name="MathJax-Span-190"/><text:span text:style-name="T6">d</text:span><text:bookmark text:name="MathJax-Span-191"/><text:span text:style-name="T10"> </text:span><text:span text:style-name="T12">avec </text:span><text:bookmark text:name="MathJax-Span-192"/><text:bookmark text:name="MathJax-Span-193"/><text:span text:style-name="T10">⎧⎩⎨⎪⎪</text:span><text:bookmark text:name="MathJax-Span-194"/><text:bookmark text:name="MathJax-Span-195"/><text:bookmark text:name="MathJax-Span-196"/><text:bookmark text:name="MathJax-Span-197"/><text:span text:style-name="T12">E</text:span><text:bookmark text:name="MathJax-Span-198"/><text:span text:style-name="T10">​</text:span><text:bookmark text:name="MathJax-Span-199"/><text:span text:style-name="T12">:</text:span><text:bookmark text:name="MathJax-Span-200"/><text:span text:style-name="T12">Champ </text:span><text:span text:style-name="T16">é</text:span><text:span text:style-name="T12">lectrostatique (V</text:span><text:bookmark text:name="MathJax-Span-201"/><text:bookmark text:name="MathJax-Span-202"/><text:span text:style-name="T12">.m</text:span><text:bookmark text:name="MathJax-Span-203"/><text:bookmark text:name="MathJax-Span-204"/><text:span text:style-name="T14">-1</text:span><text:bookmark text:name="MathJax-Span-205"/><text:span text:style-name="T12">)</text:span><text:bookmark text:name="MathJax-Span-206"/><text:bookmark text:name="MathJax-Span-207"/><text:bookmark text:name="MathJax-Span-208"/><text:span text:style-name="T12">U: tension  existant entre les plaques (V)</text:span><text:bookmark text:name="MathJax-Span-209"/><text:bookmark text:name="MathJax-Span-210"/><text:bookmark text:name="MathJax-Span-211"/><text:span text:style-name="T12">d: distance s</text:span><text:span text:style-name="T16">é</text:span><text:span text:style-name="T12">parant les plaques (m)</text:span></text:p>
      <text:p text:style-name="P9"><text:span text:style-name="T1">Remarque :</text:span> Les unités V.m<text:span text:style-name="T32">-1</text:span> et N.C<text:span text:style-name="T32">-1</text:span> sont équivalentes.</text:p>
      <text:p text:style-name="P2"> </text:p>
      <text:p text:style-name="P2"> </text:p>
      <text:p text:style-name="P8">IV. Champ de gravitation, champ de pesanteur</text:p>
      <text:p text:style-name="P7">1. Champ de gravitation</text:p>
      <text:p text:style-name="P15"><text:span text:style-name="T17">Rappel :</text:span><text:span text:style-name="T18"> Deux corps A et B, de masses respectives </text:span><text:bookmark text:name="MathJax-Element-23-Frame"/><text:bookmark text:name="MathJax-Span-212"/><text:bookmark text:name="MathJax-Span-213"/><text:bookmark text:name="MathJax-Span-214"/><text:bookmark text:name="MathJax-Span-215"/><text:bookmark text:name="MathJax-Span-216"/><text:span text:style-name="T19">m</text:span><text:bookmark text:name="MathJax-Span-217"/><text:span text:style-name="T20">A</text:span><text:span text:style-name="T18"> et </text:span><text:bookmark text:name="MathJax-Element-24-Frame"/><text:bookmark text:name="MathJax-Span-218"/><text:bookmark text:name="MathJax-Span-219"/><text:bookmark text:name="MathJax-Span-220"/><text:bookmark text:name="MathJax-Span-221"/><text:bookmark text:name="MathJax-Span-222"/><text:span text:style-name="T19">m</text:span><text:bookmark text:name="MathJax-Span-223"/><text:span text:style-name="T20">B</text:span><text:span text:style-name="T18"> sont soumis à des forces d’attraction </text:span><text:bookmark text:name="MathJax-Element-25-Frame"/><text:bookmark text:name="MathJax-Span-224"/><text:bookmark text:name="MathJax-Span-225"/><text:bookmark text:name="MathJax-Span-226"/><text:bookmark text:name="MathJax-Span-227"/><text:bookmark text:name="MathJax-Span-228"/><text:bookmark text:name="MathJax-Span-229"/><text:bookmark text:name="MathJax-Span-230"/><text:span text:style-name="T19">F</text:span><text:bookmark text:name="MathJax-Span-231"/><text:bookmark text:name="MathJax-Span-232"/><text:span text:style-name="T20">A</text:span><text:bookmark text:name="MathJax-Span-233"/><text:span text:style-name="T22">/</text:span><text:bookmark text:name="MathJax-Span-234"/><text:span text:style-name="T20">B</text:span><text:bookmark text:name="MathJax-Span-235"/><text:span text:style-name="T25">−→−−</text:span><text:span text:style-name="T18"> et </text:span><text:bookmark text:name="MathJax-Element-26-Frame"/><text:bookmark text:name="MathJax-Span-236"/><text:bookmark text:name="MathJax-Span-237"/><text:bookmark text:name="MathJax-Span-238"/><text:bookmark text:name="MathJax-Span-239"/><text:bookmark text:name="MathJax-Span-240"/><text:bookmark text:name="MathJax-Span-241"/><text:bookmark text:name="MathJax-Span-242"/><text:span text:style-name="T19">F</text:span><text:bookmark text:name="MathJax-Span-243"/><text:bookmark text:name="MathJax-Span-244"/><text:span text:style-name="T20">B</text:span><text:bookmark text:name="MathJax-Span-245"/><text:span text:style-name="T22">/</text:span><text:bookmark text:name="MathJax-Span-246"/><text:span text:style-name="T20">A</text:span><text:bookmark text:name="MathJax-Span-247"/><text:span text:style-name="T25">−→−−</text:span><text:span text:style-name="T18"> telles que</text:span><text:bookmark text:name="MathJax-Element-27-Frame"/><text:bookmark text:name="MathJax-Span-248"/><text:bookmark text:name="MathJax-Span-249"/><text:bookmark text:name="MathJax-Span-250"/><text:bookmark text:name="MathJax-Span-251"/><text:bookmark text:name="MathJax-Span-252"/><text:span text:style-name="T19">F</text:span><text:bookmark text:name="MathJax-Span-253"/><text:bookmark text:name="MathJax-Span-254"/><text:span text:style-name="T20">A</text:span><text:bookmark text:name="MathJax-Span-255"/><text:span text:style-name="T22">/</text:span><text:bookmark text:name="MathJax-Span-256"/><text:span text:style-name="T20">B</text:span><text:bookmark text:name="MathJax-Span-257"/><text:span text:style-name="T23">=</text:span><text:bookmark text:name="MathJax-Span-258"/><text:bookmark text:name="MathJax-Span-259"/><text:span text:style-name="T19">F</text:span><text:bookmark text:name="MathJax-Span-260"/><text:bookmark text:name="MathJax-Span-261"/><text:span text:style-name="T20">B</text:span><text:bookmark text:name="MathJax-Span-262"/><text:span text:style-name="T22">/</text:span><text:bookmark text:name="MathJax-Span-263"/><text:span text:style-name="T20">A</text:span><text:bookmark text:name="MathJax-Span-264"/><text:span text:style-name="T23">=</text:span><text:bookmark text:name="MathJax-Span-265"/><text:span text:style-name="T19">G</text:span><text:bookmark text:name="MathJax-Span-266"/><text:span text:style-name="T23">×</text:span><text:bookmark text:name="MathJax-Span-267"/><text:bookmark text:name="MathJax-Span-268"/><text:bookmark text:name="MathJax-Span-269"/><text:bookmark text:name="MathJax-Span-270"/><text:span text:style-name="T20">m</text:span><text:bookmark text:name="MathJax-Span-271"/><text:span text:style-name="T21">A</text:span><text:bookmark text:name="MathJax-Span-272"/><text:span text:style-name="T22">×</text:span><text:bookmark text:name="MathJax-Span-273"/><text:bookmark text:name="MathJax-Span-274"/><text:span text:style-name="T20">m</text:span><text:bookmark text:name="MathJax-Span-275"/><text:span text:style-name="T21">B</text:span><text:bookmark text:name="MathJax-Span-276"/><text:bookmark text:name="MathJax-Span-277"/><text:bookmark text:name="MathJax-Span-278"/><text:span text:style-name="T20">d</text:span><text:bookmark text:name="MathJax-Span-279"/><text:span text:style-name="T24">2</text:span><text:span text:style-name="T18"> (voir le chapitre </text:span><text:a xlink:type="simple" xlink:href="http://www.web-sciences.com/documents/premiere/pedo09/peco09.php">interactions fondamentales</text:a><text:span text:style-name="T18">).</text:span></text:p>
      <text:p text:style-name="P10">Notion de champ de gravitation :</text:p>
      <text:p text:style-name="P13"><text:soft-page-break/><draw:frame draw:style-name="fr2" draw:name="graphics36" text:anchor-type="as-char" svg:width="8.07cm" svg:height="1.64cm" draw:z-index="32"><draw:image xlink:href="http://www.web-sciences.com/documents/premiere/pedo13/peco13x_fichiers/image024.gif" xlink:type="simple" xlink:show="embed" xlink:actuate="onLoad"/></draw:frame></text:p>
      <text:p text:style-name="P14">La masse M placée en A crée en son voisinage un champ de gravitation <text:bookmark text:name="MathJax-Element-28-Frame"/><text:bookmark text:name="MathJax-Span-280"/><text:bookmark text:name="MathJax-Span-281"/><text:bookmark text:name="MathJax-Span-282"/><text:bookmark text:name="MathJax-Span-283"/><text:span text:style-name="T2">℘</text:span><text:bookmark text:name="MathJax-Span-284"/><text:span text:style-name="T2">⃗ </text:span>. La masse m, placée en B, est dans le champ de gravitation <text:bookmark text:name="MathJax-Element-29-Frame"/><text:bookmark text:name="MathJax-Span-285"/><text:bookmark text:name="MathJax-Span-286"/><text:bookmark text:name="MathJax-Span-287"/><text:bookmark text:name="MathJax-Span-288"/><text:span text:style-name="T2">℘</text:span><text:bookmark text:name="MathJax-Span-289"/><text:span text:style-name="T2">⃗ </text:span> créé par la masse M. Cette masse m est soumise à une force <text:bookmark text:name="MathJax-Element-30-Frame"/><text:bookmark text:name="MathJax-Span-290"/><text:bookmark text:name="MathJax-Span-291"/><text:bookmark text:name="MathJax-Span-292"/><text:bookmark text:name="MathJax-Span-293"/><text:bookmark text:name="MathJax-Span-294"/><text:span text:style-name="T3">F</text:span><text:bookmark text:name="MathJax-Span-295"/><text:span text:style-name="T7">⃗ </text:span><text:bookmark text:name="MathJax-Span-296"/><text:span text:style-name="T11">=</text:span><text:bookmark text:name="MathJax-Span-297"/><text:span text:style-name="T3">m</text:span><text:bookmark text:name="MathJax-Span-298"/><text:span text:style-name="T11">×</text:span><text:bookmark text:name="MathJax-Span-299"/><text:bookmark text:name="MathJax-Span-300"/><text:span text:style-name="T7">℘</text:span><text:bookmark text:name="MathJax-Span-301"/><text:span text:style-name="T7">⃗ </text:span>.</text:p>
      <text:p text:style-name="P14"><text:span text:style-name="T1">Remarque (pour prendre du recul):</text:span> La valeur du champ de gravitation <text:bookmark text:name="MathJax-Element-31-Frame"/><text:bookmark text:name="MathJax-Span-302"/><text:bookmark text:name="MathJax-Span-303"/><text:bookmark text:name="MathJax-Span-304"/><text:span text:style-name="T2">℘</text:span> n’est rien d’autre que <text:bookmark text:name="MathJax-Element-32-Frame"/><text:bookmark text:name="MathJax-Span-305"/><text:bookmark text:name="MathJax-Span-306"/><text:bookmark text:name="MathJax-Span-307"/><text:bookmark text:name="MathJax-Span-308"/><text:span text:style-name="T2">℘</text:span><text:bookmark text:name="MathJax-Span-309"/><text:span text:style-name="T11">=</text:span><text:bookmark text:name="MathJax-Span-310"/><text:span text:style-name="T3">G</text:span><text:bookmark text:name="MathJax-Span-311"/><text:span text:style-name="T11">×</text:span><text:bookmark text:name="MathJax-Span-312"/><text:bookmark text:name="MathJax-Span-313"/><text:span text:style-name="T5">M</text:span><text:bookmark text:name="MathJax-Span-314"/><text:bookmark text:name="MathJax-Span-315"/><text:bookmark text:name="MathJax-Span-316"/><text:span text:style-name="T5">d</text:span><text:bookmark text:name="MathJax-Span-317"/><text:span text:style-name="T15">2</text:span>.</text:p>
      <text:p text:style-name="P9">Le champ de gravitation est donc un champ vectoriel.</text:p>
      <text:p text:style-name="P14">On représente le champ de gravitation en un point A de l’espace par un vecteur champ de gravitation <text:bookmark text:name="MathJax-Element-33-Frame"/><text:bookmark text:name="MathJax-Span-318"/><text:bookmark text:name="MathJax-Span-319"/><text:bookmark text:name="MathJax-Span-320"/><text:bookmark text:name="MathJax-Span-321"/><text:span text:style-name="T2">℘</text:span><text:bookmark text:name="MathJax-Span-322"/><text:span text:style-name="T2">⃗ </text:span> tel que :</text:p>
      <text:p text:style-name="P19"><draw:frame draw:style-name="fr2" draw:name="graphics37" text:anchor-type="as-char" svg:width="0.291cm" svg:height="0.291cm" draw:z-index="33"><draw:image xlink:href="http://www.web-sciences.com/documents/premiere/pedo13/peco13x_fichiers/image003.gif" xlink:type="simple" xlink:show="embed" xlink:actuate="onLoad"/><svg:title>*</svg:title></draw:frame>    <text:span text:style-name="T26">Son origine est le point A.</text:span></text:p>
      <text:p text:style-name="P20"><draw:frame draw:style-name="fr2" draw:name="graphics38" text:anchor-type="as-char" svg:width="0.291cm" svg:height="0.291cm" draw:z-index="34"><draw:image xlink:href="http://www.web-sciences.com/documents/premiere/pedo13/peco13x_fichiers/image003.gif" xlink:type="simple" xlink:show="embed" xlink:actuate="onLoad"/><svg:title>*</svg:title></draw:frame>    <text:span text:style-name="T26">Sa direction est la même que celle de la force de gravitation </text:span><text:bookmark text:name="MathJax-Element-34-Frame"/><text:bookmark text:name="MathJax-Span-323"/><text:bookmark text:name="MathJax-Span-324"/><text:bookmark text:name="MathJax-Span-325"/><text:bookmark text:name="MathJax-Span-326"/><text:span text:style-name="T4">F</text:span><text:bookmark text:name="MathJax-Span-327"/><text:span text:style-name="T10">⃗ </text:span><text:span text:style-name="T26">.</text:span></text:p>
      <text:p text:style-name="P20"><draw:frame draw:style-name="fr2" draw:name="graphics39" text:anchor-type="as-char" svg:width="0.291cm" svg:height="0.291cm" draw:z-index="35"><draw:image xlink:href="http://www.web-sciences.com/documents/premiere/pedo13/peco13x_fichiers/image003.gif" xlink:type="simple" xlink:show="embed" xlink:actuate="onLoad"/><svg:title>*</svg:title></draw:frame>    <text:span text:style-name="T26">Les sens de </text:span><text:bookmark text:name="MathJax-Element-35-Frame"/><text:bookmark text:name="MathJax-Span-328"/><text:bookmark text:name="MathJax-Span-329"/><text:bookmark text:name="MathJax-Span-330"/><text:bookmark text:name="MathJax-Span-331"/><text:span text:style-name="T9">℘</text:span><text:bookmark text:name="MathJax-Span-332"/><text:span text:style-name="T9">⃗ </text:span><text:span text:style-name="T26"> et </text:span><text:bookmark text:name="MathJax-Element-36-Frame"/><text:bookmark text:name="MathJax-Span-333"/><text:bookmark text:name="MathJax-Span-334"/><text:bookmark text:name="MathJax-Span-335"/><text:bookmark text:name="MathJax-Span-336"/><text:span text:style-name="T4">F</text:span><text:bookmark text:name="MathJax-Span-337"/><text:span text:style-name="T10">⃗ </text:span><text:span text:style-name="T26"> sont les mêmes.</text:span></text:p>
      <text:p text:style-name="P20"><draw:frame draw:style-name="fr2" draw:name="graphics40" text:anchor-type="as-char" svg:width="0.291cm" svg:height="0.291cm" draw:z-index="36"><draw:image xlink:href="http://www.web-sciences.com/documents/premiere/pedo13/peco13x_fichiers/image003.gif" xlink:type="simple" xlink:show="embed" xlink:actuate="onLoad"/><svg:title>*</svg:title></draw:frame>    <text:span text:style-name="T26">La valeur de </text:span><text:bookmark text:name="MathJax-Element-37-Frame"/><text:bookmark text:name="MathJax-Span-338"/><text:bookmark text:name="MathJax-Span-339"/><text:bookmark text:name="MathJax-Span-340"/><text:bookmark text:name="MathJax-Span-341"/><text:span text:style-name="T9">℘</text:span><text:bookmark text:name="MathJax-Span-342"/><text:span text:style-name="T9">⃗ </text:span><text:span text:style-name="T26"> est donnée par </text:span><text:bookmark text:name="MathJax-Element-38-Frame"/><text:bookmark text:name="MathJax-Span-343"/><text:bookmark text:name="MathJax-Span-344"/><text:bookmark text:name="MathJax-Span-345"/><text:bookmark text:name="MathJax-Span-346"/><text:bookmark text:name="MathJax-Span-347"/><text:span text:style-name="T9">℘</text:span><text:bookmark text:name="MathJax-Span-348"/><text:span text:style-name="T9">⃗ </text:span><text:bookmark text:name="MathJax-Span-349"/><text:span text:style-name="T12">=</text:span><text:bookmark text:name="MathJax-Span-350"/><text:bookmark text:name="MathJax-Span-351"/><text:span text:style-name="T6">F</text:span><text:bookmark text:name="MathJax-Span-352"/><text:span text:style-name="T6">m</text:span><text:span text:style-name="T26"> avec </text:span><text:bookmark text:name="MathJax-Element-39-Frame"/><text:bookmark text:name="MathJax-Span-353"/><text:bookmark text:name="MathJax-Span-354"/><text:bookmark text:name="MathJax-Span-355"/><text:bookmark text:name="MathJax-Span-356"/><text:bookmark text:name="MathJax-Span-357"/><text:span text:style-name="T9">⎧⎩⎨⎪⎪</text:span><text:bookmark text:name="MathJax-Span-358"/><text:bookmark text:name="MathJax-Span-359"/><text:bookmark text:name="MathJax-Span-360"/><text:bookmark text:name="MathJax-Span-361"/><text:span text:style-name="T12">F en N</text:span><text:bookmark text:name="MathJax-Span-362"/><text:bookmark text:name="MathJax-Span-363"/><text:bookmark text:name="MathJax-Span-364"/><text:span text:style-name="T12">m en kg</text:span><text:bookmark text:name="MathJax-Span-365"/><text:bookmark text:name="MathJax-Span-366"/><text:bookmark text:name="MathJax-Span-367"/><text:span text:style-name="T4">ϕ</text:span><text:bookmark text:name="MathJax-Span-368"/><text:span text:style-name="T10"> </text:span><text:span text:style-name="T12">en N</text:span><text:bookmark text:name="MathJax-Span-369"/><text:bookmark text:name="MathJax-Span-370"/><text:span text:style-name="T12">.kg</text:span><text:bookmark text:name="MathJax-Span-371"/><text:bookmark text:name="MathJax-Span-372"/><text:span text:style-name="T14">-1</text:span></text:p>
      <text:p text:style-name="P2"> </text:p>
      <text:p text:style-name="P7"><draw:frame draw:style-name="fr4" draw:name="graphics41" text:anchor-type="paragraph" svg:width="3.572cm" svg:height="5.503cm" draw:z-index="37"><draw:image xlink:href="http://www.web-sciences.com/documents/premiere/pedo13/peco13x_fichiers/image025.gif" xlink:type="simple" xlink:show="embed" xlink:actuate="onLoad"/></draw:frame>2. Champ de pesanteur</text:p>
      <text:p text:style-name="P14">Tout objet de masse m placé à proximité de la Terre subit une force <text:bookmark text:name="MathJax-Element-40-Frame"/><text:bookmark text:name="MathJax-Span-373"/><text:bookmark text:name="MathJax-Span-374"/><text:bookmark text:name="MathJax-Span-375"/><text:bookmark text:name="MathJax-Span-376"/><text:span text:style-name="T3">P</text:span><text:bookmark text:name="MathJax-Span-377"/><text:span text:style-name="T7">⃗ </text:span> appelée poids de l’objet et notée P.</text:p>
      <text:p text:style-name="P14">À proximité de la Terre, tout objet ponctuel permet de détecter, à l'endroit où il est placé et grâce au poids qu'il subit, un champ vectoriel appelé champ de pesanteur noté <text:bookmark text:name="MathJax-Element-41-Frame"/><text:bookmark text:name="MathJax-Span-378"/><text:bookmark text:name="MathJax-Span-379"/><text:bookmark text:name="MathJax-Span-380"/><text:bookmark text:name="MathJax-Span-381"/><text:span text:style-name="T3">g</text:span><text:bookmark text:name="MathJax-Span-382"/><text:span text:style-name="T7">⃗ </text:span> tel que <text:bookmark text:name="MathJax-Element-42-Frame"/><text:bookmark text:name="MathJax-Span-383"/><text:bookmark text:name="MathJax-Span-384"/><text:bookmark text:name="MathJax-Span-385"/><text:bookmark text:name="MathJax-Span-386"/><text:bookmark text:name="MathJax-Span-387"/><text:span text:style-name="T3">g</text:span><text:bookmark text:name="MathJax-Span-388"/><text:span text:style-name="T7">⃗ </text:span><text:bookmark text:name="MathJax-Span-389"/><text:span text:style-name="T11">=</text:span><text:bookmark text:name="MathJax-Span-390"/><text:bookmark text:name="MathJax-Span-391"/><text:bookmark text:name="MathJax-Span-392"/><text:span text:style-name="T5">P</text:span><text:bookmark text:name="MathJax-Span-393"/><text:span text:style-name="T7">⃗ </text:span><text:bookmark text:name="MathJax-Span-394"/><text:span text:style-name="T5">m</text:span>.</text:p>
      <text:p text:style-name="P9">Les caractéristiques du champ de pesanteur sont:</text:p>
      <text:p text:style-name="P19"><draw:frame draw:style-name="fr2" draw:name="graphics42" text:anchor-type="as-char" svg:width="0.291cm" svg:height="0.291cm" draw:z-index="38"><draw:image xlink:href="http://www.web-sciences.com/documents/premiere/pedo13/peco13x_fichiers/image003.gif" xlink:type="simple" xlink:show="embed" xlink:actuate="onLoad"/><svg:title>*</svg:title></draw:frame>    <text:span text:style-name="T26">Direction et sens : verticale vers le bas.</text:span></text:p>
      <text:p text:style-name="P20"><draw:frame draw:style-name="fr2" draw:name="graphics43" text:anchor-type="as-char" svg:width="0.291cm" svg:height="0.291cm" draw:z-index="39"><draw:image xlink:href="http://www.web-sciences.com/documents/premiere/pedo13/peco13x_fichiers/image003.gif" xlink:type="simple" xlink:show="embed" xlink:actuate="onLoad"/><svg:title>*</svg:title></draw:frame>    <text:span text:style-name="T26">Norme: </text:span><text:bookmark text:name="MathJax-Element-43-Frame"/><text:bookmark text:name="MathJax-Span-395"/><text:bookmark text:name="MathJax-Span-396"/><text:bookmark text:name="MathJax-Span-397"/><text:bookmark text:name="MathJax-Span-398"/><text:span text:style-name="T4">g</text:span><text:bookmark text:name="MathJax-Span-399"/><text:span text:style-name="T12">=</text:span><text:bookmark text:name="MathJax-Span-400"/><text:bookmark text:name="MathJax-Span-401"/><text:span text:style-name="T6">P</text:span><text:bookmark text:name="MathJax-Span-402"/><text:span text:style-name="T6">m</text:span><text:span text:style-name="T26"> (en N.kg</text:span><text:span text:style-name="T33">-1</text:span><text:span text:style-name="T26">).</text:span></text:p>
      <text:p text:style-name="P9"><text:span text:style-name="T1">Remarque : L</text:span>es lignes de champ associées au champ de pesanteur sont des droites orientées vers la Terre qui passent approximativement par le centre de la Terre.</text:p>
      <text:p text:style-name="P9">Pour une région de petite dimension par rapport au diamètre de la Terre, le champ de pesanteur peut être considéré comme uniforme (les lignes de champ sont alors des droites parallèles).</text:p>
      <text:p text:style-name="P2"> </text:p>
      <text:p text:style-name="P7">3. Champ de pesanteur et champ de gravitation</text:p>
      <text:p text:style-name="P14">En première approximation, le champ de pesanteur terrestre peut être considéré comme identique au champ de gravitation créé par la Terre : <text:bookmark text:name="MathJax-Element-44-Frame"/><text:bookmark text:name="MathJax-Span-403"/><text:bookmark text:name="MathJax-Span-404"/><text:bookmark text:name="MathJax-Span-405"/><text:bookmark text:name="MathJax-Span-406"/><text:bookmark text:name="MathJax-Span-407"/><text:span text:style-name="T3">g</text:span><text:bookmark text:name="MathJax-Span-408"/><text:span text:style-name="T7">⃗ </text:span><text:bookmark text:name="MathJax-Span-409"/><text:span text:style-name="T11">=</text:span><text:bookmark text:name="MathJax-Span-410"/><text:bookmark text:name="MathJax-Span-411"/><text:span text:style-name="T7">℘</text:span><text:bookmark text:name="MathJax-Span-412"/><text:span text:style-name="T7">⃗ </text:span>.</text:p>
      <text:p text:style-name="P9">Si l'on souhaite davantage de précision pour le champ de pesanteur, il faut prendre en compte:</text:p>
      <text:p text:style-name="P19"><draw:frame draw:style-name="fr2" draw:name="graphics44" text:anchor-type="as-char" svg:width="0.291cm" svg:height="0.291cm" draw:z-index="40"><draw:image xlink:href="http://www.web-sciences.com/documents/premiere/pedo13/peco13x_fichiers/image003.gif" xlink:type="simple" xlink:show="embed" xlink:actuate="onLoad"/><svg:title>*</svg:title></draw:frame>    <text:span text:style-name="T26">La rotation de la Terre sur elle-même.</text:span></text:p>
      <text:p text:style-name="P19"><draw:frame draw:style-name="fr2" draw:name="graphics45" text:anchor-type="as-char" svg:width="0.291cm" svg:height="0.291cm" draw:z-index="41"><draw:image xlink:href="http://www.web-sciences.com/documents/premiere/pedo13/peco13x_fichiers/image003.gif" xlink:type="simple" xlink:show="embed" xlink:actuate="onLoad"/><svg:title>*</svg:title></draw:frame>    <text:span text:style-name="T26">Les attractions gravitationnelles exercées par la Lune et par le Solei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MathJax Main" svg:font-family="'MathJax Main'"/>
    <style:font-face style:name="MathJax Math" svg:font-family="'MathJax Math'"/>
    <style:font-face style:name="STIXGeneral" svg:font-family="STIXGeneral, 'Arial Unicode MS', 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17:33:45.46</meta:creation-date>
    <meta:document-statistic meta:table-count="3" meta:image-count="45" meta:object-count="0" meta:page-count="5" meta:paragraph-count="116" meta:word-count="1292" meta:character-count="7650"/>
    <dc:date>2012-05-01T17:34:28.37</dc:date>
    <meta:editing-duration>PT47S</meta:editing-duration>
    <meta:editing-cycles>1</meta:editing-cycles>
    <meta:generator>OpenOffice.org/3.3$Win32 OpenOffice.org_project/330m20$Build-9567</meta:generator>
  </office:meta>
</office:document-meta>
</file>